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2.25mm" svg:height="66.41mm" svg:x="73.52mm" svg:y="3.45m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unc. 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54:58.806442466</meta:creation-date>
    <dc:date>2019-09-10T15:59:04.164295621</dc:date>
    <meta:editing-duration>PT4M5S</meta:editing-duration>
    <meta:editing-cycles>2</meta:editing-cycles>
    <meta:generator>LibreOffice/6.2.6.2$Linux_X86_64 LibreOffice_project/2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26cm" svg:height="6.642cm" xlink:href=".." xlink:type="simple" chart:class="chart:scatter" chart:style-name="ch1">
        <chart:legend chart:legend-position="end" svg:x="9.136cm" svg:y="3.022cm" style:legend-expansion="high" chart:style-name="ch2"/>
        <chart:plot-area chart:style-name="ch3" table:cell-range-address="Sheet1.A1:Sheet1.B5" chart:data-source-has-labels="row" svg:x="0.244cm" svg:y="0.132cm" svg:width="8.648cm" svg:height="6.378cm">
          <chartooo:coordinate-region svg:x="0.865cm" svg:y="0.331cm" svg:width="7.84cm" svg:height="5.5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unc. Cal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9">
                <text:p>9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